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53.963" calcext:value-type="float">
            <text:p>53.963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41.733" calcext:value-type="float">
            <text:p>41.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+Partitioning</text:p>
          </table:table-cell>
          <table:table-cell office:value-type="float" office:value="33.324" calcext:value-type="float">
            <text:p>33.3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+Partitioning</text:p>
          </table:table-cell>
          <table:table-cell office:value-type="float" office:value="37.265" calcext:value-type="float">
            <text:p>37.26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53.963/41.93" office:value-type="float" office:value="1.28697829716194" calcext:value-type="float">
            <text:p>1.28697829716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53.963/41.733" office:value-type="float" office:value="1.29305345889344" calcext:value-type="float">
            <text:p>1.293053458893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+Partitioning</text:p>
          </table:table-cell>
          <table:table-cell table:formula="of:=53.963/33.324" office:value-type="float" office:value="1.61934341615652" calcext:value-type="float">
            <text:p>1.619343416156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+Partitioning</text:p>
          </table:table-cell>
          <table:table-cell table:formula="of:=53.963/37.265" office:value-type="float" office:value="1.44808801824769" calcext:value-type="float">
            <text:p>1.44808801824769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2569" calcext:value-type="float">
            <text:p>112569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23" calcext:value-type="float">
            <text:p>3023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9023" calcext:value-type="float">
            <text:p>21902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26237" calcext:value-type="float">
            <text:p>1226237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351815" calcext:value-type="float">
            <text:p>3351815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83/8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83/8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100/90" office:value-type="float" office:value="1.11111111111111" calcext:value-type="float">
            <text:p>1.11111111111111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220/131" office:value-type="float" office:value="1.6793893129771" calcext:value-type="float">
            <text:p>1.679389312977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724/160" office:value-type="float" office:value="4.525" calcext:value-type="float">
            <text:p>4.52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3023/198" office:value-type="float" office:value="15.2676767676768" calcext:value-type="float">
            <text:p>15.2676767676768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219023/299" office:value-type="float" office:value="732.51839464883" calcext:value-type="float">
            <text:p>732.5183946488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226237/1799" office:value-type="float" office:value="681.621456364647" calcext:value-type="float">
            <text:p>681.621456364647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3351815/112569" office:value-type="float" office:value="29.7756487132337" calcext:value-type="float">
            <text:p>29.77564871323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01:26:45.146704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0-12-31T01:59:10.666547138</dc:date>
    <meta:editing-duration>PT19M13S</meta:editing-duration>
    <meta:editing-cycles>3</meta:editing-cycles>
    <meta:generator>LibreOffice/6.0.7.3$Linux_X86_64 LibreOffice_project/00m0$Build-3</meta:generator>
    <meta:document-statistic meta:table-count="1" meta:cell-count="93" meta:object-count="0"/>
  </office:meta>
</office:document-meta>
</file>